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number-columns-repeated="5" table:default-cell-style-name="ce2"/>
        <table:table-column table:style-name="co1" table:number-columns-repeated="40" table:default-cell-style-name="ce1"/>
        <table:table-column table:style-name="co2" table:number-columns-repeated="16338" table:default-cell-style-name="ce1"/>
        <table:table-row table:style-name="ro1">
          <table:table-cell office:value-type="string" table:style-name="ce1">
            <text:p>patient</text:p>
          </table:table-cell>
          <table:table-cell office:value-type="string" table:style-name="ce2">
            <text:p>n_hippo</text:p>
          </table:table-cell>
          <table:table-cell office:value-type="string" table:style-name="ce2">
            <text:p>n_CA1</text:p>
          </table:table-cell>
          <table:table-cell office:value-type="string" table:style-name="ce2">
            <text:p>n_CA2/3</text:p>
          </table:table-cell>
          <table:table-cell office:value-type="string" table:style-name="ce2">
            <text:p>n_CA4</text:p>
          </table:table-cell>
          <table:table-cell office:value-type="string" table:style-name="ce2">
            <text:p>hippo_flair</text:p>
          </table:table-cell>
          <table:table-cell office:value-type="string" table:style-name="ce1">
            <text:p>ento_thick</text:p>
          </table:table-cell>
          <table:table-cell office:value-type="string" table:style-name="ce1">
            <text:p>fus_thick</text:p>
          </table:table-cell>
          <table:table-cell office:value-type="string" table:style-name="ce1">
            <text:p>inf_thick</text:p>
          </table:table-cell>
          <table:table-cell office:value-type="string" table:style-name="ce1">
            <text:p>mid_thick</text:p>
          </table:table-cell>
          <table:table-cell office:value-type="string" table:style-name="ce1">
            <text:p>para_thick</text:p>
          </table:table-cell>
          <table:table-cell office:value-type="string" table:style-name="ce1">
            <text:p>sup_thick</text:p>
          </table:table-cell>
          <table:table-cell office:value-type="string" table:style-name="ce1">
            <text:p>pole_thick</text:p>
          </table:table-cell>
          <table:table-cell office:value-type="string" table:style-name="ce1">
            <text:p>tran_thick</text:p>
          </table:table-cell>
          <table:table-cell office:value-type="string" table:style-name="ce1">
            <text:p>ento_blur</text:p>
          </table:table-cell>
          <table:table-cell office:value-type="string" table:style-name="ce1">
            <text:p>fus_blur</text:p>
          </table:table-cell>
          <table:table-cell office:value-type="string" table:style-name="ce1">
            <text:p>inf_blur</text:p>
          </table:table-cell>
          <table:table-cell office:value-type="string" table:style-name="ce1">
            <text:p>mid_blur</text:p>
          </table:table-cell>
          <table:table-cell office:value-type="string" table:style-name="ce1">
            <text:p>para_blur</text:p>
          </table:table-cell>
          <table:table-cell office:value-type="string" table:style-name="ce1">
            <text:p>sup_blur</text:p>
          </table:table-cell>
          <table:table-cell office:value-type="string" table:style-name="ce1">
            <text:p>pole_blur</text:p>
          </table:table-cell>
          <table:table-cell office:value-type="string" table:style-name="ce1">
            <text:p>tran_blur</text:p>
          </table:table-cell>
          <table:table-cell office:value-type="string" table:style-name="ce1">
            <text:p>ento_comp</text:p>
          </table:table-cell>
          <table:table-cell office:value-type="string" table:style-name="ce1">
            <text:p>fus_comp</text:p>
          </table:table-cell>
          <table:table-cell office:value-type="string" table:style-name="ce1">
            <text:p>inf_comp</text:p>
          </table:table-cell>
          <table:table-cell office:value-type="string" table:style-name="ce1">
            <text:p>mid_comp</text:p>
          </table:table-cell>
          <table:table-cell office:value-type="string" table:style-name="ce1">
            <text:p>para_comp</text:p>
          </table:table-cell>
          <table:table-cell office:value-type="string" table:style-name="ce1">
            <text:p>sup_comp</text:p>
          </table:table-cell>
          <table:table-cell office:value-type="string" table:style-name="ce1">
            <text:p>pole_comp</text:p>
          </table:table-cell>
          <table:table-cell office:value-type="string" table:style-name="ce1">
            <text:p>tran_comp</text:p>
          </table:table-cell>
          <table:table-cell office:value-type="string" table:style-name="ce1">
            <text:p>ento_FLAIR</text:p>
          </table:table-cell>
          <table:table-cell office:value-type="string" table:style-name="ce1">
            <text:p>fus_FLAIR</text:p>
          </table:table-cell>
          <table:table-cell office:value-type="string" table:style-name="ce1">
            <text:p>inf_FLAIR</text:p>
          </table:table-cell>
          <table:table-cell office:value-type="string" table:style-name="ce1">
            <text:p>mid_FLAIR</text:p>
          </table:table-cell>
          <table:table-cell office:value-type="string" table:style-name="ce1">
            <text:p>para_FLAIR</text:p>
          </table:table-cell>
          <table:table-cell office:value-type="string" table:style-name="ce1">
            <text:p>sup_FLAIR</text:p>
          </table:table-cell>
          <table:table-cell office:value-type="string" table:style-name="ce1">
            <text:p>pole_FLAIR</text:p>
          </table:table-cell>
          <table:table-cell office:value-type="string" table:style-name="ce1">
            <text:p>tran_FLAIR</text:p>
          </table:table-cell>
          <table:table-cell office:value-type="string" table:style-name="ce1">
            <text:p>ento_gradient</text:p>
          </table:table-cell>
          <table:table-cell office:value-type="string" table:style-name="ce1">
            <text:p>fus_gradient</text:p>
          </table:table-cell>
          <table:table-cell office:value-type="string" table:style-name="ce1">
            <text:p>inf_gradient</text:p>
          </table:table-cell>
          <table:table-cell office:value-type="string" table:style-name="ce1">
            <text:p>mid_gradient</text:p>
          </table:table-cell>
          <table:table-cell office:value-type="string" table:style-name="ce1">
            <text:p>para_gradient</text:p>
          </table:table-cell>
          <table:table-cell office:value-type="string" table:style-name="ce1">
            <text:p>sup_gradient</text:p>
          </table:table-cell>
          <table:table-cell office:value-type="string" table:style-name="ce1">
            <text:p>pole_gradient</text:p>
          </table:table-cell>
          <table:table-cell office:value-type="string" table:style-name="ce1">
            <text:p>tran_gradient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1houzehui</text:p>
          </table:table-cell>
          <table:table-cell office:value-type="float" office:value="1.3251594335010599E-3" table:style-name="ce2">
            <text:p>0.001325159</text:p>
          </table:table-cell>
          <table:table-cell office:value-type="float" office:value="0.19208266842176999" table:style-name="ce2">
            <text:p>0.192082668</text:p>
          </table:table-cell>
          <table:table-cell office:value-type="float" office:value="6.05981422800283E-2" table:style-name="ce2">
            <text:p>0.060598142</text:p>
          </table:table-cell>
          <table:table-cell office:value-type="float" office:value="6.9503793077355505E-2" table:style-name="ce2">
            <text:p>0.069503793</text:p>
          </table:table-cell>
          <table:table-cell office:value-type="float" office:value="1.349" table:style-name="ce2">
            <text:p>1.349</text:p>
          </table:table-cell>
          <table:table-cell office:value-type="float" office:value="-1.04" table:style-name="ce1">
            <text:p>-1.04</text:p>
          </table:table-cell>
          <table:table-cell office:value-type="float" office:value="-0.45839999999999997" table:style-name="ce1">
            <text:p>-0.4584</text:p>
          </table:table-cell>
          <table:table-cell office:value-type="float" office:value="0.22420000000000001" table:style-name="ce1">
            <text:p>0.2242</text:p>
          </table:table-cell>
          <table:table-cell office:value-type="float" office:value="0.30630000000000002" table:style-name="ce1">
            <text:p>0.3063</text:p>
          </table:table-cell>
          <table:table-cell office:value-type="float" office:value="-0.82530000000000003" table:style-name="ce1">
            <text:p>-0.8253</text:p>
          </table:table-cell>
          <table:table-cell office:value-type="float" office:value="-0.6159" table:style-name="ce1">
            <text:p>-0.6159</text:p>
          </table:table-cell>
          <table:table-cell office:value-type="float" office:value="0.3251" table:style-name="ce1">
            <text:p>0.3251</text:p>
          </table:table-cell>
          <table:table-cell office:value-type="float" office:value="-1.0319" table:style-name="ce1">
            <text:p>-1.0319</text:p>
          </table:table-cell>
          <table:table-cell office:value-type="float" office:value="-2.0691000000000002" table:style-name="ce1">
            <text:p>-2.0691</text:p>
          </table:table-cell>
          <table:table-cell office:value-type="float" office:value="-0.56479999999999997" table:style-name="ce1">
            <text:p>-0.5648</text:p>
          </table:table-cell>
          <table:table-cell office:value-type="float" office:value="8.09E-2" table:style-name="ce1">
            <text:p>0.0809</text:p>
          </table:table-cell>
          <table:table-cell office:value-type="float" office:value="0.25650000000000001" table:style-name="ce1">
            <text:p>0.2565</text:p>
          </table:table-cell>
          <table:table-cell office:value-type="float" office:value="-0.60540000000000005" table:style-name="ce1">
            <text:p>-0.6054</text:p>
          </table:table-cell>
          <table:table-cell office:value-type="float" office:value="-0.51800000000000002" table:style-name="ce1">
            <text:p>-0.518</text:p>
          </table:table-cell>
          <table:table-cell office:value-type="float" office:value="-1.4629000000000001" table:style-name="ce1">
            <text:p>-1.4629</text:p>
          </table:table-cell>
          <table:table-cell office:value-type="float" office:value="-0.85450000000000004" table:style-name="ce1">
            <text:p>-0.8545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-2.5398999999999998" table:style-name="ce1">
            <text:p>-2.5399</text:p>
          </table:table-cell>
          <table:table-cell office:value-type="float" office:value="-0.46360000000000001" table:style-name="ce1">
            <text:p>-0.4636</text:p>
          </table:table-cell>
          <table:table-cell office:value-type="float" office:value="-0.33650000000000002" table:style-name="ce1">
            <text:p>-0.3365</text:p>
          </table:table-cell>
          <table:table-cell office:value-type="float" office:value="-0.52180000000000004" table:style-name="ce1">
            <text:p>-0.5218</text:p>
          </table:table-cell>
          <table:table-cell office:value-type="float" office:value="-1.2443" table:style-name="ce1">
            <text:p>-1.2443</text:p>
          </table:table-cell>
          <table:table-cell office:value-type="float" office:value="-1.0476000000000001" table:style-name="ce1">
            <text:p>-1.0476</text:p>
          </table:table-cell>
          <table:table-cell office:value-type="float" office:value="-1.3425" table:style-name="ce1">
            <text:p>-1.3425</text:p>
          </table:table-cell>
          <table:table-cell office:value-type="float" office:value="-0.35920000000000002" table:style-name="ce1">
            <text:p>-0.3592</text:p>
          </table:table-cell>
          <table:table-cell office:value-type="float" office:value="1.9947999999999999" table:style-name="ce1">
            <text:p>1.9948</text:p>
          </table:table-cell>
          <table:table-cell office:value-type="float" office:value="0.57950000000000002" table:style-name="ce1">
            <text:p>0.5795</text:p>
          </table:table-cell>
          <table:table-cell office:value-type="float" office:value="-7.5399999999999995E-2" table:style-name="ce1">
            <text:p>-0.0754</text:p>
          </table:table-cell>
          <table:table-cell office:value-type="float" office:value="-0.2505" table:style-name="ce1">
            <text:p>-0.2505</text:p>
          </table:table-cell>
          <table:table-cell office:value-type="float" office:value="0.49440000000000001" table:style-name="ce1">
            <text:p>0.4944</text:p>
          </table:table-cell>
          <table:table-cell office:value-type="float" office:value="0.40920000000000001" table:style-name="ce1">
            <text:p>0.4092</text:p>
          </table:table-cell>
          <table:table-cell office:value-type="float" office:value="1.7775000000000001" table:style-name="ce1">
            <text:p>1.7775</text:p>
          </table:table-cell>
          <table:table-cell office:value-type="float" office:value="0.7369" table:style-name="ce1">
            <text:p>0.73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2bianpingping</text:p>
          </table:table-cell>
          <table:table-cell office:value-type="float" office:value="1.85086251795658E-3" table:style-name="ce2">
            <text:p>0.001850863</text:p>
          </table:table-cell>
          <table:table-cell office:value-type="float" office:value="0.19004449077972799" table:style-name="ce2">
            <text:p>0.190044491</text:p>
          </table:table-cell>
          <table:table-cell office:value-type="float" office:value="4.7307707761415498E-2" table:style-name="ce2">
            <text:p>0.047307708</text:p>
          </table:table-cell>
          <table:table-cell office:value-type="float" office:value="5.92011556848498E-2" table:style-name="ce2">
            <text:p>0.059201156</text:p>
          </table:table-cell>
          <table:table-cell office:value-type="float" office:value="1.236" table:style-name="ce2">
            <text:p>1.236</text:p>
          </table:table-cell>
          <table:table-cell office:value-type="float" office:value="-0.88349999999999995" table:style-name="ce1">
            <text:p>-0.883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0.50170000000000003" table:style-name="ce1">
            <text:p>0.5017</text:p>
          </table:table-cell>
          <table:table-cell office:value-type="float" office:value="0.60340000000000005" table:style-name="ce1">
            <text:p>0.6034</text:p>
          </table:table-cell>
          <table:table-cell office:value-type="float" office:value="-0.81530000000000002" table:style-name="ce1">
            <text:p>-0.8153</text:p>
          </table:table-cell>
          <table:table-cell office:value-type="float" office:value="0.43230000000000002" table:style-name="ce1">
            <text:p>0.4323</text:p>
          </table:table-cell>
          <table:table-cell office:value-type="float" office:value="0.96330000000000005" table:style-name="ce1">
            <text:p>0.9633</text:p>
          </table:table-cell>
          <table:table-cell office:value-type="float" office:value="-0.25559999999999999" table:style-name="ce1">
            <text:p>-0.2556</text:p>
          </table:table-cell>
          <table:table-cell office:value-type="float" office:value="-1.8813" table:style-name="ce1">
            <text:p>-1.8813</text:p>
          </table:table-cell>
          <table:table-cell office:value-type="float" office:value="-6.4699999999999994E-2" table:style-name="ce1">
            <text:p>-0.0647</text:p>
          </table:table-cell>
          <table:table-cell office:value-type="float" office:value="0.307" table:style-name="ce1">
            <text:p>0.307</text:p>
          </table:table-cell>
          <table:table-cell office:value-type="float" office:value="0.38100000000000001" table:style-name="ce1">
            <text:p>0.381</text:p>
          </table:table-cell>
          <table:table-cell office:value-type="float" office:value="-0.78869999999999996" table:style-name="ce1">
            <text:p>-0.7887</text:p>
          </table:table-cell>
          <table:table-cell office:value-type="float" office:value="-0.1338" table:style-name="ce1">
            <text:p>-0.1338</text:p>
          </table:table-cell>
          <table:table-cell office:value-type="float" office:value="-1.1718" table:style-name="ce1">
            <text:p>-1.1718</text:p>
          </table:table-cell>
          <table:table-cell office:value-type="float" office:value="-0.43440000000000001" table:style-name="ce1">
            <text:p>-0.4344</text:p>
          </table:table-cell>
          <table:table-cell office:value-type="float" office:value="7.7000000000000002E-3" table:style-name="ce1">
            <text:p>0.0077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1.12E-2" table:style-name="ce1">
            <text:p>0.0112</text:p>
          </table:table-cell>
          <table:table-cell office:value-type="float" office:value="8.3000000000000001E-3" table:style-name="ce1">
            <text:p>0.0083</text:p>
          </table:table-cell>
          <table:table-cell office:value-type="float" office:value="1.26E-2" table:style-name="ce1">
            <text:p>0.0126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2500000000000001E-2" table:style-name="ce1">
            <text:p>0.0125</text:p>
          </table:table-cell>
          <table:table-cell office:value-type="float" office:value="-1.9339999999999999" table:style-name="ce1">
            <text:p>-1.934</text:p>
          </table:table-cell>
          <table:table-cell office:value-type="float" office:value="-0.53649999999999998" table:style-name="ce1">
            <text:p>-0.5365</text:p>
          </table:table-cell>
          <table:table-cell office:value-type="float" office:value="-9.1399999999999995E-2" table:style-name="ce1">
            <text:p>-0.0914</text:p>
          </table:table-cell>
          <table:table-cell office:value-type="float" office:value="-0.38840000000000002" table:style-name="ce1">
            <text:p>-0.3884</text:p>
          </table:table-cell>
          <table:table-cell office:value-type="float" office:value="-1.2114" table:style-name="ce1">
            <text:p>-1.2114</text:p>
          </table:table-cell>
          <table:table-cell office:value-type="float" office:value="-0.55940000000000001" table:style-name="ce1">
            <text:p>-0.5594</text:p>
          </table:table-cell>
          <table:table-cell office:value-type="float" office:value="-1.278" table:style-name="ce1">
            <text:p>-1.278</text:p>
          </table:table-cell>
          <table:table-cell office:value-type="float" office:value="-0.40899999999999997" table:style-name="ce1">
            <text:p>-0.409</text:p>
          </table:table-cell>
          <table:table-cell office:value-type="float" office:value="2.0537999999999998" table:style-name="ce1">
            <text:p>2.0538</text:p>
          </table:table-cell>
          <table:table-cell office:value-type="float" office:value="7.0099999999999996E-2" table:style-name="ce1">
            <text:p>0.0701</text:p>
          </table:table-cell>
          <table:table-cell office:value-type="float" office:value="-0.25900000000000001" table:style-name="ce1">
            <text:p>-0.259</text:p>
          </table:table-cell>
          <table:table-cell office:value-type="float" office:value="-0.23069999999999999" table:style-name="ce1">
            <text:p>-0.2307</text:p>
          </table:table-cell>
          <table:table-cell office:value-type="float" office:value="0.50470000000000004" table:style-name="ce1">
            <text:p>0.5047</text:p>
          </table:table-cell>
          <table:table-cell office:value-type="float" office:value="0.35110000000000002" table:style-name="ce1">
            <text:p>0.3511</text:p>
          </table:table-cell>
          <table:table-cell office:value-type="float" office:value="1.6975" table:style-name="ce1">
            <text:p>1.6975</text:p>
          </table:table-cell>
          <table:table-cell office:value-type="float" office:value="0.67200000000000004" table:style-name="ce1">
            <text:p>0.6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3liyong</text:p>
          </table:table-cell>
          <table:table-cell office:value-type="float" office:value="1.77904706044665E-3" table:style-name="ce2">
            <text:p>0.001779047</text:p>
          </table:table-cell>
          <table:table-cell office:value-type="float" office:value="0.17845742949624899" table:style-name="ce2">
            <text:p>0.178457429</text:p>
          </table:table-cell>
          <table:table-cell office:value-type="float" office:value="5.8571957552850898E-2" table:style-name="ce2">
            <text:p>0.058571958</text:p>
          </table:table-cell>
          <table:table-cell office:value-type="float" office:value="6.5242358391131697E-2" table:style-name="ce2">
            <text:p>0.065242358</text:p>
          </table:table-cell>
          <table:table-cell office:value-type="float" office:value="1.3620000000000001" table:style-name="ce2">
            <text:p>1.362</text:p>
          </table:table-cell>
          <table:table-cell office:value-type="float" office:value="-0.12429999999999999" table:style-name="ce1">
            <text:p>-0.1243</text:p>
          </table:table-cell>
          <table:table-cell office:value-type="float" office:value="-4.3999999999999997E-2" table:style-name="ce1">
            <text:p>-0.044</text:p>
          </table:table-cell>
          <table:table-cell office:value-type="float" office:value="0.40699999999999997" table:style-name="ce1">
            <text:p>0.407</text:p>
          </table:table-cell>
          <table:table-cell office:value-type="float" office:value="0.60219999999999996" table:style-name="ce1">
            <text:p>0.6022</text:p>
          </table:table-cell>
          <table:table-cell office:value-type="float" office:value="-0.78879999999999995" table:style-name="ce1">
            <text:p>-0.7888</text:p>
          </table:table-cell>
          <table:table-cell office:value-type="float" office:value="0.376" table:style-name="ce1">
            <text:p>0.376</text:p>
          </table:table-cell>
          <table:table-cell office:value-type="float" office:value="1.2646999999999999" table:style-name="ce1">
            <text:p>1.2647</text:p>
          </table:table-cell>
          <table:table-cell office:value-type="float" office:value="-0.82709999999999995" table:style-name="ce1">
            <text:p>-0.8271</text:p>
          </table:table-cell>
          <table:table-cell office:value-type="float" office:value="-1.1046" table:style-name="ce1">
            <text:p>-1.1046</text:p>
          </table:table-cell>
          <table:table-cell office:value-type="float" office:value="-0.44259999999999999" table:style-name="ce1">
            <text:p>-0.4426</text:p>
          </table:table-cell>
          <table:table-cell office:value-type="float" office:value="-0.21429999999999999" table:style-name="ce1">
            <text:p>-0.2143</text:p>
          </table:table-cell>
          <table:table-cell office:value-type="float" office:value="-1.77E-2" table:style-name="ce1">
            <text:p>-0.0177</text:p>
          </table:table-cell>
          <table:table-cell office:value-type="float" office:value="-0.95320000000000005" table:style-name="ce1">
            <text:p>-0.9532</text:p>
          </table:table-cell>
          <table:table-cell office:value-type="float" office:value="-0.18110000000000001" table:style-name="ce1">
            <text:p>-0.1811</text:p>
          </table:table-cell>
          <table:table-cell office:value-type="float" office:value="-0.74050000000000005" table:style-name="ce1">
            <text:p>-0.7405</text:p>
          </table:table-cell>
          <table:table-cell office:value-type="float" office:value="-0.88729999999999998" table:style-name="ce1">
            <text:p>-0.8873</text:p>
          </table:table-cell>
          <table:table-cell office:value-type="float" office:value="-0.41339999999999999" table:style-name="ce1">
            <text:p>-0.4134</text:p>
          </table:table-cell>
          <table:table-cell office:value-type="float" office:value="-9.4999999999999998E-3" table:style-name="ce1">
            <text:p>-0.0095</text:p>
          </table:table-cell>
          <table:table-cell office:value-type="float" office:value="-0.2021" table:style-name="ce1">
            <text:p>-0.2021</text:p>
          </table:table-cell>
          <table:table-cell office:value-type="float" office:value="-2.06E-2" table:style-name="ce1">
            <text:p>-0.0206</text:p>
          </table:table-cell>
          <table:table-cell office:value-type="float" office:value="-9.2299999999999993E-2" table:style-name="ce1">
            <text:p>-0.0923</text:p>
          </table:table-cell>
          <table:table-cell office:value-type="float" office:value="5.5899999999999998E-2" table:style-name="ce1">
            <text:p>0.0559</text:p>
          </table:table-cell>
          <table:table-cell office:value-type="float" office:value="-0.23180000000000001" table:style-name="ce1">
            <text:p>-0.2318</text:p>
          </table:table-cell>
          <table:table-cell office:value-type="float" office:value="-5.6000000000000001E-2" table:style-name="ce1">
            <text:p>-0.056</text:p>
          </table:table-cell>
          <table:table-cell office:value-type="float" office:value="-1.7242" table:style-name="ce1">
            <text:p>-1.7242</text:p>
          </table:table-cell>
          <table:table-cell office:value-type="float" office:value="-0.56710000000000005" table:style-name="ce1">
            <text:p>-0.5671</text:p>
          </table:table-cell>
          <table:table-cell office:value-type="float" office:value="-0.49280000000000002" table:style-name="ce1">
            <text:p>-0.4928</text:p>
          </table:table-cell>
          <table:table-cell office:value-type="float" office:value="-0.2752" table:style-name="ce1">
            <text:p>-0.2752</text:p>
          </table:table-cell>
          <table:table-cell office:value-type="float" office:value="-1.1482000000000001" table:style-name="ce1">
            <text:p>-1.1482</text:p>
          </table:table-cell>
          <table:table-cell office:value-type="float" office:value="-0.49709999999999999" table:style-name="ce1">
            <text:p>-0.4971</text:p>
          </table:table-cell>
          <table:table-cell office:value-type="float" office:value="-1.3010999999999999" table:style-name="ce1">
            <text:p>-1.3011</text:p>
          </table:table-cell>
          <table:table-cell office:value-type="float" office:value="-0.61060000000000003" table:style-name="ce1">
            <text:p>-0.6106</text:p>
          </table:table-cell>
          <table:table-cell office:value-type="float" office:value="0.99870000000000003" table:style-name="ce1">
            <text:p>0.9987</text:p>
          </table:table-cell>
          <table:table-cell office:value-type="float" office:value="0.63880000000000003" table:style-name="ce1">
            <text:p>0.6388</text:p>
          </table:table-cell>
          <table:table-cell office:value-type="float" office:value="0.35260000000000002" table:style-name="ce1">
            <text:p>0.3526</text:p>
          </table:table-cell>
          <table:table-cell office:value-type="float" office:value="0.24529999999999999" table:style-name="ce1">
            <text:p>0.2453</text:p>
          </table:table-cell>
          <table:table-cell office:value-type="float" office:value="0.85670000000000002" table:style-name="ce1">
            <text:p>0.8567</text:p>
          </table:table-cell>
          <table:table-cell office:value-type="float" office:value="0.3997" table:style-name="ce1">
            <text:p>0.3997</text:p>
          </table:table-cell>
          <table:table-cell office:value-type="float" office:value="1.1773" table:style-name="ce1">
            <text:p>1.1773</text:p>
          </table:table-cell>
          <table:table-cell office:value-type="float" office:value="0.86850000000000005" table:style-name="ce1">
            <text:p>0.86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4chenwei</text:p>
          </table:table-cell>
          <table:table-cell office:value-type="float" office:value="1.77016775150419E-3" table:style-name="ce2">
            <text:p>0.001770168</text:p>
          </table:table-cell>
          <table:table-cell office:value-type="float" office:value="0.187367819931716" table:style-name="ce2">
            <text:p>0.18736782</text:p>
          </table:table-cell>
          <table:table-cell office:value-type="float" office:value="5.4713760388053603E-2" table:style-name="ce2">
            <text:p>0.05471376</text:p>
          </table:table-cell>
          <table:table-cell office:value-type="float" office:value="6.50327914278261E-2" table:style-name="ce2">
            <text:p>0.065032791</text:p>
          </table:table-cell>
          <table:table-cell office:value-type="float" office:value="1.3149999999999999" table:style-name="ce2">
            <text:p>1.315</text:p>
          </table:table-cell>
          <table:table-cell office:value-type="float" office:value="-0.54039999999999999" table:style-name="ce1">
            <text:p>-0.5404</text:p>
          </table:table-cell>
          <table:table-cell office:value-type="float" office:value="0.2167" table:style-name="ce1">
            <text:p>0.2167</text:p>
          </table:table-cell>
          <table:table-cell office:value-type="float" office:value="0.68759999999999999" table:style-name="ce1">
            <text:p>0.6876</text:p>
          </table:table-cell>
          <table:table-cell office:value-type="float" office:value="0.44969999999999999" table:style-name="ce1">
            <text:p>0.4497</text:p>
          </table:table-cell>
          <table:table-cell office:value-type="float" office:value="-0.76670000000000005" table:style-name="ce1">
            <text:p>-0.7667</text:p>
          </table:table-cell>
          <table:table-cell office:value-type="float" office:value="0.2319" table:style-name="ce1">
            <text:p>0.2319</text:p>
          </table:table-cell>
          <table:table-cell office:value-type="float" office:value="0.64970000000000006" table:style-name="ce1">
            <text:p>0.6497</text:p>
          </table:table-cell>
          <table:table-cell office:value-type="float" office:value="-1.1066" table:style-name="ce1">
            <text:p>-1.1066</text:p>
          </table:table-cell>
          <table:table-cell office:value-type="float" office:value="-1.4154" table:style-name="ce1">
            <text:p>-1.4154</text:p>
          </table:table-cell>
          <table:table-cell office:value-type="float" office:value="-0.2031" table:style-name="ce1">
            <text:p>-0.2031</text:p>
          </table:table-cell>
          <table:table-cell office:value-type="float" office:value="0.29830000000000001" table:style-name="ce1">
            <text:p>0.2983</text:p>
          </table:table-cell>
          <table:table-cell office:value-type="float" office:value="0.10100000000000001" table:style-name="ce1">
            <text:p>0.101</text:p>
          </table:table-cell>
          <table:table-cell office:value-type="float" office:value="-0.72070000000000001" table:style-name="ce1">
            <text:p>-0.7207</text:p>
          </table:table-cell>
          <table:table-cell office:value-type="float" office:value="5.4800000000000001E-2" table:style-name="ce1">
            <text:p>0.0548</text:p>
          </table:table-cell>
          <table:table-cell office:value-type="float" office:value="-0.82969999999999999" table:style-name="ce1">
            <text:p>-0.8297</text:p>
          </table:table-cell>
          <table:table-cell office:value-type="float" office:value="-1.0295000000000001" table:style-name="ce1">
            <text:p>-1.0295</text:p>
          </table:table-cell>
          <table:table-cell office:value-type="float" office:value="-0.53300000000000003" table:style-name="ce1">
            <text:p>-0.533</text:p>
          </table:table-cell>
          <table:table-cell office:value-type="float" office:value="-4.9599999999999998E-2" table:style-name="ce1">
            <text:p>-0.0496</text:p>
          </table:table-cell>
          <table:table-cell office:value-type="float" office:value="1.3899999999999999E-2" table:style-name="ce1">
            <text:p>0.0139</text:p>
          </table:table-cell>
          <table:table-cell office:value-type="float" office:value="-0.12809999999999999" table:style-name="ce1">
            <text:p>-0.1281</text:p>
          </table:table-cell>
          <table:table-cell office:value-type="float" office:value="-0.1424" table:style-name="ce1">
            <text:p>-0.1424</text:p>
          </table:table-cell>
          <table:table-cell office:value-type="float" office:value="0.14069999999999999" table:style-name="ce1">
            <text:p>0.1407</text:p>
          </table:table-cell>
          <table:table-cell office:value-type="float" office:value="-0.43959999999999999" table:style-name="ce1">
            <text:p>-0.4396</text:p>
          </table:table-cell>
          <table:table-cell office:value-type="float" office:value="-0.29270000000000002" table:style-name="ce1">
            <text:p>-0.2927</text:p>
          </table:table-cell>
          <table:table-cell office:value-type="float" office:value="-1.9690000000000001" table:style-name="ce1">
            <text:p>-1.969</text:p>
          </table:table-cell>
          <table:table-cell office:value-type="float" office:value="-0.36730000000000002" table:style-name="ce1">
            <text:p>-0.3673</text:p>
          </table:table-cell>
          <table:table-cell office:value-type="float" office:value="6.7699999999999996E-2" table:style-name="ce1">
            <text:p>0.0677</text:p>
          </table:table-cell>
          <table:table-cell office:value-type="float" office:value="-0.28560000000000002" table:style-name="ce1">
            <text:p>-0.2856</text:p>
          </table:table-cell>
          <table:table-cell office:value-type="float" office:value="-1.2954000000000001" table:style-name="ce1">
            <text:p>-1.2954</text:p>
          </table:table-cell>
          <table:table-cell office:value-type="float" office:value="-0.4481" table:style-name="ce1">
            <text:p>-0.4481</text:p>
          </table:table-cell>
          <table:table-cell office:value-type="float" office:value="-1.3016000000000001" table:style-name="ce1">
            <text:p>-1.3016</text:p>
          </table:table-cell>
          <table:table-cell office:value-type="float" office:value="-0.53369999999999995" table:style-name="ce1">
            <text:p>-0.5337</text:p>
          </table:table-cell>
          <table:table-cell office:value-type="float" office:value="1.5504" table:style-name="ce1">
            <text:p>1.5504</text:p>
          </table:table-cell>
          <table:table-cell office:value-type="float" office:value="0.38490000000000002" table:style-name="ce1">
            <text:p>0.3849</text:p>
          </table:table-cell>
          <table:table-cell office:value-type="float" office:value="-9.8100000000000007E-2" table:style-name="ce1">
            <text:p>-0.0981</text:p>
          </table:table-cell>
          <table:table-cell office:value-type="float" office:value="1.1599999999999999E-2" table:style-name="ce1">
            <text:p>0.0116</text:p>
          </table:table-cell>
          <table:table-cell office:value-type="float" office:value="0.49640000000000001" table:style-name="ce1">
            <text:p>0.4964</text:p>
          </table:table-cell>
          <table:table-cell office:value-type="float" office:value="3.9800000000000002E-2" table:style-name="ce1">
            <text:p>0.0398</text:p>
          </table:table-cell>
          <table:table-cell office:value-type="float" office:value="1.2047000000000001" table:style-name="ce1">
            <text:p>1.2047</text:p>
          </table:table-cell>
          <table:table-cell office:value-type="float" office:value="1.0396000000000001" table:style-name="ce1">
            <text:p>1.03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5yangqunying</text:p>
          </table:table-cell>
          <table:table-cell office:value-type="float" office:value="1.64104034046459E-3" table:style-name="ce2">
            <text:p>0.00164104</text:p>
          </table:table-cell>
          <table:table-cell office:value-type="float" office:value="0.182113762969456" table:style-name="ce2">
            <text:p>0.182113763</text:p>
          </table:table-cell>
          <table:table-cell office:value-type="float" office:value="5.0261571065376001E-2" table:style-name="ce2">
            <text:p>0.050261571</text:p>
          </table:table-cell>
          <table:table-cell office:value-type="float" office:value="6.1257598059377603E-2" table:style-name="ce2">
            <text:p>0.061257598</text:p>
          </table:table-cell>
          <table:table-cell office:value-type="float" office:value="1.1950000000000001" table:style-name="ce2">
            <text:p>1.195</text:p>
          </table:table-cell>
          <table:table-cell office:value-type="float" office:value="0.52880000000000005" table:style-name="ce1">
            <text:p>0.5288</text:p>
          </table:table-cell>
          <table:table-cell office:value-type="float" office:value="0.20280000000000001" table:style-name="ce1">
            <text:p>0.2028</text:p>
          </table:table-cell>
          <table:table-cell office:value-type="float" office:value="0.49230000000000002" table:style-name="ce1">
            <text:p>0.4923</text:p>
          </table:table-cell>
          <table:table-cell office:value-type="float" office:value="1.0699000000000001" table:style-name="ce1">
            <text:p>1.0699</text:p>
          </table:table-cell>
          <table:table-cell office:value-type="float" office:value="-0.71940000000000004" table:style-name="ce1">
            <text:p>-0.7194</text:p>
          </table:table-cell>
          <table:table-cell office:value-type="float" office:value="0.37990000000000002" table:style-name="ce1">
            <text:p>0.3799</text:p>
          </table:table-cell>
          <table:table-cell office:value-type="float" office:value="0.70709999999999995" table:style-name="ce1">
            <text:p>0.7071</text:p>
          </table:table-cell>
          <table:table-cell office:value-type="float" office:value="-0.70350000000000001" table:style-name="ce1">
            <text:p>-0.7035</text:p>
          </table:table-cell>
          <table:table-cell office:value-type="float" office:value="-0.54359999999999997" table:style-name="ce1">
            <text:p>-0.5436</text:p>
          </table:table-cell>
          <table:table-cell office:value-type="float" office:value="-0.13519999999999999" table:style-name="ce1">
            <text:p>-0.1352</text:p>
          </table:table-cell>
          <table:table-cell office:value-type="float" office:value="0.2475" table:style-name="ce1">
            <text:p>0.2475</text:p>
          </table:table-cell>
          <table:table-cell office:value-type="float" office:value="0.59709999999999996" table:style-name="ce1">
            <text:p>0.5971</text:p>
          </table:table-cell>
          <table:table-cell office:value-type="float" office:value="-0.78759999999999997" table:style-name="ce1">
            <text:p>-0.7876</text:p>
          </table:table-cell>
          <table:table-cell office:value-type="float" office:value="8.8300000000000003E-2" table:style-name="ce1">
            <text:p>0.0883</text:p>
          </table:table-cell>
          <table:table-cell office:value-type="float" office:value="-7.0800000000000002E-2" table:style-name="ce1">
            <text:p>-0.0708</text:p>
          </table:table-cell>
          <table:table-cell office:value-type="float" office:value="-1.3301000000000001" table:style-name="ce1">
            <text:p>-1.3301</text:p>
          </table:table-cell>
          <table:table-cell office:value-type="float" office:value="-8.2000000000000007E-3" table:style-name="ce1">
            <text:p>-0.0082</text:p>
          </table:table-cell>
          <table:table-cell office:value-type="float" office:value="-4.9200000000000001E-2" table:style-name="ce1">
            <text:p>-0.0492</text:p>
          </table:table-cell>
          <table:table-cell office:value-type="float" office:value="-0.1356" table:style-name="ce1">
            <text:p>-0.1356</text:p>
          </table:table-cell>
          <table:table-cell office:value-type="float" office:value="2.5499999999999998E-2" table:style-name="ce1">
            <text:p>0.0255</text:p>
          </table:table-cell>
          <table:table-cell office:value-type="float" office:value="-0.19420000000000001" table:style-name="ce1">
            <text:p>-0.1942</text:p>
          </table:table-cell>
          <table:table-cell office:value-type="float" office:value="0.1273" table:style-name="ce1">
            <text:p>0.1273</text:p>
          </table:table-cell>
          <table:table-cell office:value-type="float" office:value="-6.4899999999999999E-2" table:style-name="ce1">
            <text:p>-0.0649</text:p>
          </table:table-cell>
          <table:table-cell office:value-type="float" office:value="-0.21360000000000001" table:style-name="ce1">
            <text:p>-0.2136</text:p>
          </table:table-cell>
          <table:table-cell office:value-type="float" office:value="-0.61550000000000005" table:style-name="ce1">
            <text:p>-0.6155</text:p>
          </table:table-cell>
          <table:table-cell office:value-type="float" office:value="-4.5900000000000003E-2" table:style-name="ce1">
            <text:p>-0.0459</text:p>
          </table:table-cell>
          <table:table-cell office:value-type="float" office:value="0.16869999999999999" table:style-name="ce1">
            <text:p>0.1687</text:p>
          </table:table-cell>
          <table:table-cell office:value-type="float" office:value="0.40300000000000002" table:style-name="ce1">
            <text:p>0.403</text:p>
          </table:table-cell>
          <table:table-cell office:value-type="float" office:value="-0.99050000000000005" table:style-name="ce1">
            <text:p>-0.9905</text:p>
          </table:table-cell>
          <table:table-cell office:value-type="float" office:value="3.0599999999999999E-2" table:style-name="ce1">
            <text:p>0.0306</text:p>
          </table:table-cell>
          <table:table-cell office:value-type="float" office:value="-0.38869999999999999" table:style-name="ce1">
            <text:p>-0.3887</text:p>
          </table:table-cell>
          <table:table-cell office:value-type="float" office:value="-0.30049999999999999" table:style-name="ce1">
            <text:p>-0.3005</text:p>
          </table:table-cell>
          <table:table-cell office:value-type="float" office:value="0.9173" table:style-name="ce1">
            <text:p>0.9173</text:p>
          </table:table-cell>
          <table:table-cell office:value-type="float" office:value="0.2024" table:style-name="ce1">
            <text:p>0.2024</text:p>
          </table:table-cell>
          <table:table-cell office:value-type="float" office:value="-0.3044" table:style-name="ce1">
            <text:p>-0.3044</text:p>
          </table:table-cell>
          <table:table-cell office:value-type="float" office:value="-0.30840000000000001" table:style-name="ce1">
            <text:p>-0.3084</text:p>
          </table:table-cell>
          <table:table-cell office:value-type="float" office:value="0.53700000000000003" table:style-name="ce1">
            <text:p>0.537</text:p>
          </table:table-cell>
          <table:table-cell office:value-type="float" office:value="4.5600000000000002E-2" table:style-name="ce1">
            <text:p>0.0456</text:p>
          </table:table-cell>
          <table:table-cell office:value-type="float" office:value="0.37719999999999998" table:style-name="ce1">
            <text:p>0.3772</text:p>
          </table:table-cell>
          <table:table-cell office:value-type="float" office:value="1.3992" table:style-name="ce1">
            <text:p>1.39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6wudan</text:p>
          </table:table-cell>
          <table:table-cell office:value-type="float" office:value="1.79098641896806E-3" table:style-name="ce2">
            <text:p>0.001790986</text:p>
          </table:table-cell>
          <table:table-cell office:value-type="float" office:value="0.182791835431245" table:style-name="ce2">
            <text:p>0.182791835</text:p>
          </table:table-cell>
          <table:table-cell office:value-type="float" office:value="6.1473626915365197E-2" table:style-name="ce2">
            <text:p>0.061473627</text:p>
          </table:table-cell>
          <table:table-cell office:value-type="float" office:value="6.6060932505633399E-2" table:style-name="ce2">
            <text:p>0.066060933</text:p>
          </table:table-cell>
          <table:table-cell office:value-type="float" office:value="1.2010000000000001" table:style-name="ce2">
            <text:p>1.201</text:p>
          </table:table-cell>
          <table:table-cell office:value-type="float" office:value="0.21659999999999999" table:style-name="ce1">
            <text:p>0.2166</text:p>
          </table:table-cell>
          <table:table-cell office:value-type="float" office:value="0.25180000000000002" table:style-name="ce1">
            <text:p>0.2518</text:p>
          </table:table-cell>
          <table:table-cell office:value-type="float" office:value="0.66990000000000005" table:style-name="ce1">
            <text:p>0.6699</text:p>
          </table:table-cell>
          <table:table-cell office:value-type="float" office:value="0.6119" table:style-name="ce1">
            <text:p>0.6119</text:p>
          </table:table-cell>
          <table:table-cell office:value-type="float" office:value="-1.1848000000000001" table:style-name="ce1">
            <text:p>-1.1848</text:p>
          </table:table-cell>
          <table:table-cell office:value-type="float" office:value="0.84009999999999996" table:style-name="ce1">
            <text:p>0.8401</text:p>
          </table:table-cell>
          <table:table-cell office:value-type="float" office:value="0.9496" table:style-name="ce1">
            <text:p>0.9496</text:p>
          </table:table-cell>
          <table:table-cell office:value-type="float" office:value="-0.49049999999999999" table:style-name="ce1">
            <text:p>-0.4905</text:p>
          </table:table-cell>
          <table:table-cell office:value-type="float" office:value="-1.2132000000000001" table:style-name="ce1">
            <text:p>-1.2132</text:p>
          </table:table-cell>
          <table:table-cell office:value-type="float" office:value="-0.14280000000000001" table:style-name="ce1">
            <text:p>-0.1428</text:p>
          </table:table-cell>
          <table:table-cell office:value-type="float" office:value="0.30930000000000002" table:style-name="ce1">
            <text:p>0.3093</text:p>
          </table:table-cell>
          <table:table-cell office:value-type="float" office:value="0.30209999999999998" table:style-name="ce1">
            <text:p>0.3021</text:p>
          </table:table-cell>
          <table:table-cell office:value-type="float" office:value="-1.3561000000000001" table:style-name="ce1">
            <text:p>-1.3561</text:p>
          </table:table-cell>
          <table:table-cell office:value-type="float" office:value="-7.6700000000000004E-2" table:style-name="ce1">
            <text:p>-0.0767</text:p>
          </table:table-cell>
          <table:table-cell office:value-type="float" office:value="-9.4100000000000003E-2" table:style-name="ce1">
            <text:p>-0.0941</text:p>
          </table:table-cell>
          <table:table-cell office:value-type="float" office:value="-0.83609999999999995" table:style-name="ce1">
            <text:p>-0.8361</text:p>
          </table:table-cell>
          <table:table-cell office:value-type="float" office:value="-0.22" table:style-name="ce1">
            <text:p>-0.22</text:p>
          </table:table-cell>
          <table:table-cell office:value-type="float" office:value="-6.6E-3" table:style-name="ce1">
            <text:p>-0.0066</text:p>
          </table:table-cell>
          <table:table-cell office:value-type="float" office:value="-0.1638" table:style-name="ce1">
            <text:p>-0.1638</text:p>
          </table:table-cell>
          <table:table-cell office:value-type="float" office:value="-8.7800000000000003E-2" table:style-name="ce1">
            <text:p>-0.0878</text:p>
          </table:table-cell>
          <table:table-cell office:value-type="float" office:value="-0.2797" table:style-name="ce1">
            <text:p>-0.2797</text:p>
          </table:table-cell>
          <table:table-cell office:value-type="float" office:value="0.1056" table:style-name="ce1">
            <text:p>0.1056</text:p>
          </table:table-cell>
          <table:table-cell office:value-type="float" office:value="-9.0399999999999994E-2" table:style-name="ce1">
            <text:p>-0.0904</text:p>
          </table:table-cell>
          <table:table-cell office:value-type="float" office:value="-0.1099" table:style-name="ce1">
            <text:p>-0.1099</text:p>
          </table:table-cell>
          <table:table-cell office:value-type="float" office:value="-1.7722" table:style-name="ce1">
            <text:p>-1.7722</text:p>
          </table:table-cell>
          <table:table-cell office:value-type="float" office:value="0.1976" table:style-name="ce1">
            <text:p>0.1976</text:p>
          </table:table-cell>
          <table:table-cell office:value-type="float" office:value="0.31780000000000003" table:style-name="ce1">
            <text:p>0.3178</text:p>
          </table:table-cell>
          <table:table-cell office:value-type="float" office:value="0.2346" table:style-name="ce1">
            <text:p>0.2346</text:p>
          </table:table-cell>
          <table:table-cell office:value-type="float" office:value="-1.3088" table:style-name="ce1">
            <text:p>-1.3088</text:p>
          </table:table-cell>
          <table:table-cell office:value-type="float" office:value="0.22839999999999999" table:style-name="ce1">
            <text:p>0.2284</text:p>
          </table:table-cell>
          <table:table-cell office:value-type="float" office:value="-0.76090000000000002" table:style-name="ce1">
            <text:p>-0.7609</text:p>
          </table:table-cell>
          <table:table-cell office:value-type="float" office:value="-6.6400000000000001E-2" table:style-name="ce1">
            <text:p>-0.0664</text:p>
          </table:table-cell>
          <table:table-cell office:value-type="float" office:value="1.1014999999999999" table:style-name="ce1">
            <text:p>1.1015</text:p>
          </table:table-cell>
          <table:table-cell office:value-type="float" office:value="0.25459999999999999" table:style-name="ce1">
            <text:p>0.2546</text:p>
          </table:table-cell>
          <table:table-cell office:value-type="float" office:value="-0.28970000000000001" table:style-name="ce1">
            <text:p>-0.2897</text:p>
          </table:table-cell>
          <table:table-cell office:value-type="float" office:value="-5.8799999999999998E-2" table:style-name="ce1">
            <text:p>-0.0588</text:p>
          </table:table-cell>
          <table:table-cell office:value-type="float" office:value="0.91920000000000002" table:style-name="ce1">
            <text:p>0.9192</text:p>
          </table:table-cell>
          <table:table-cell office:value-type="float" office:value="0.43020000000000003" table:style-name="ce1">
            <text:p>0.4302</text:p>
          </table:table-cell>
          <table:table-cell office:value-type="float" office:value="0.30220000000000002" table:style-name="ce1">
            <text:p>0.3022</text:p>
          </table:table-cell>
          <table:table-cell office:value-type="float" office:value="0.77049999999999996" table:style-name="ce1">
            <text:p>0.77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7zhangdongqing</text:p>
          </table:table-cell>
          <table:table-cell office:value-type="float" office:value="1.90722099066575E-3" table:style-name="ce2">
            <text:p>0.001907221</text:p>
          </table:table-cell>
          <table:table-cell office:value-type="float" office:value="0.197505165311223" table:style-name="ce2">
            <text:p>0.197505165</text:p>
          </table:table-cell>
          <table:table-cell office:value-type="float" office:value="4.9412040149792398E-2" table:style-name="ce2">
            <text:p>0.04941204</text:p>
          </table:table-cell>
          <table:table-cell office:value-type="float" office:value="6.2045263651650098E-2" table:style-name="ce2">
            <text:p>0.062045264</text:p>
          </table:table-cell>
          <table:table-cell office:value-type="float" office:value="1.2989999999999999" table:style-name="ce2">
            <text:p>1.299</text:p>
          </table:table-cell>
          <table:table-cell office:value-type="float" office:value="-0.53580000000000005" table:style-name="ce1">
            <text:p>-0.5358</text:p>
          </table:table-cell>
          <table:table-cell office:value-type="float" office:value="0.2296" table:style-name="ce1">
            <text:p>0.2296</text:p>
          </table:table-cell>
          <table:table-cell office:value-type="float" office:value="0.52610000000000001" table:style-name="ce1">
            <text:p>0.5261</text:p>
          </table:table-cell>
          <table:table-cell office:value-type="float" office:value="0.67379999999999995" table:style-name="ce1">
            <text:p>0.6738</text:p>
          </table:table-cell>
          <table:table-cell office:value-type="float" office:value="-0.67859999999999998" table:style-name="ce1">
            <text:p>-0.6786</text:p>
          </table:table-cell>
          <table:table-cell office:value-type="float" office:value="0.441" table:style-name="ce1">
            <text:p>0.441</text:p>
          </table:table-cell>
          <table:table-cell office:value-type="float" office:value="1.2259" table:style-name="ce1">
            <text:p>1.2259</text:p>
          </table:table-cell>
          <table:table-cell office:value-type="float" office:value="-0.80069999999999997" table:style-name="ce1">
            <text:p>-0.8007</text:p>
          </table:table-cell>
          <table:table-cell office:value-type="float" office:value="-2.0323000000000002" table:style-name="ce1">
            <text:p>-2.0323</text:p>
          </table:table-cell>
          <table:table-cell office:value-type="float" office:value="-0.42620000000000002" table:style-name="ce1">
            <text:p>-0.4262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0.4229" table:style-name="ce1">
            <text:p>0.4229</text:p>
          </table:table-cell>
          <table:table-cell office:value-type="float" office:value="-0.95150000000000001" table:style-name="ce1">
            <text:p>-0.9515</text:p>
          </table:table-cell>
          <table:table-cell office:value-type="float" office:value="2.5399999999999999E-2" table:style-name="ce1">
            <text:p>0.0254</text:p>
          </table:table-cell>
          <table:table-cell office:value-type="float" office:value="-0.64319999999999999" table:style-name="ce1">
            <text:p>-0.6432</text:p>
          </table:table-cell>
          <table:table-cell office:value-type="float" office:value="-0.89980000000000004" table:style-name="ce1">
            <text:p>-0.8998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-1.8777999999999999" table:style-name="ce1">
            <text:p>-1.8778</text:p>
          </table:table-cell>
          <table:table-cell office:value-type="float" office:value="-0.2" table:style-name="ce1">
            <text:p>-0.2</text:p>
          </table:table-cell>
          <table:table-cell office:value-type="float" office:value="-0.20930000000000001" table:style-name="ce1">
            <text:p>-0.2093</text:p>
          </table:table-cell>
          <table:table-cell office:value-type="float" office:value="0.21440000000000001" table:style-name="ce1">
            <text:p>0.2144</text:p>
          </table:table-cell>
          <table:table-cell office:value-type="float" office:value="-0.95450000000000002" table:style-name="ce1">
            <text:p>-0.9545</text:p>
          </table:table-cell>
          <table:table-cell office:value-type="float" office:value="-0.1222" table:style-name="ce1">
            <text:p>-0.1222</text:p>
          </table:table-cell>
          <table:table-cell office:value-type="float" office:value="-0.73650000000000004" table:style-name="ce1">
            <text:p>-0.7365</text:p>
          </table:table-cell>
          <table:table-cell office:value-type="float" office:value="0.11210000000000001" table:style-name="ce1">
            <text:p>0.1121</text:p>
          </table:table-cell>
          <table:table-cell office:value-type="float" office:value="1.9593" table:style-name="ce1">
            <text:p>1.9593</text:p>
          </table:table-cell>
          <table:table-cell office:value-type="float" office:value="0.61240000000000006" table:style-name="ce1">
            <text:p>0.6124</text:p>
          </table:table-cell>
          <table:table-cell office:value-type="float" office:value="2.29E-2" table:style-name="ce1">
            <text:p>0.0229</text:p>
          </table:table-cell>
          <table:table-cell office:value-type="float" office:value="-0.24129999999999999" table:style-name="ce1">
            <text:p>-0.2413</text:p>
          </table:table-cell>
          <table:table-cell office:value-type="float" office:value="0.82040000000000002" table:style-name="ce1">
            <text:p>0.8204</text:p>
          </table:table-cell>
          <table:table-cell office:value-type="float" office:value="0.1658" table:style-name="ce1">
            <text:p>0.1658</text:p>
          </table:table-cell>
          <table:table-cell office:value-type="float" office:value="1.1214" table:style-name="ce1">
            <text:p>1.1214</text:p>
          </table:table-cell>
          <table:table-cell office:value-type="float" office:value="1.0111000000000001" table:style-name="ce1">
            <text:p>1.01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8xingshengwei</text:p>
          </table:table-cell>
          <table:table-cell office:value-type="float" office:value="1.5464296758905601E-3" table:style-name="ce2">
            <text:p>0.00154643</text:p>
          </table:table-cell>
          <table:table-cell office:value-type="float" office:value="0.19926432281154" table:style-name="ce2">
            <text:p>0.199264323</text:p>
          </table:table-cell>
          <table:table-cell office:value-type="float" office:value="5.2861739512498701E-2" table:style-name="ce2">
            <text:p>0.05286174</text:p>
          </table:table-cell>
          <table:table-cell office:value-type="float" office:value="6.1291143570694998E-2" table:style-name="ce2">
            <text:p>0.061291144</text:p>
          </table:table-cell>
          <table:table-cell office:value-type="float" office:value="1.1479999999999999" table:style-name="ce2">
            <text:p>1.148</text:p>
          </table:table-cell>
          <table:table-cell office:value-type="float" office:value="-6.6699999999999995E-2" table:style-name="ce1">
            <text:p>-0.0667</text:p>
          </table:table-cell>
          <table:table-cell office:value-type="float" office:value="0.33629999999999999" table:style-name="ce1">
            <text:p>0.3363</text:p>
          </table:table-cell>
          <table:table-cell office:value-type="float" office:value="0.55200000000000005" table:style-name="ce1">
            <text:p>0.552</text:p>
          </table:table-cell>
          <table:table-cell office:value-type="float" office:value="0.85870000000000002" table:style-name="ce1">
            <text:p>0.8587</text:p>
          </table:table-cell>
          <table:table-cell office:value-type="float" office:value="-0.45610000000000001" table:style-name="ce1">
            <text:p>-0.4561</text:p>
          </table:table-cell>
          <table:table-cell office:value-type="float" office:value="5.1799999999999999E-2" table:style-name="ce1">
            <text:p>0.0518</text:p>
          </table:table-cell>
          <table:table-cell office:value-type="float" office:value="0.95279999999999998" table:style-name="ce1">
            <text:p>0.9528</text:p>
          </table:table-cell>
          <table:table-cell office:value-type="float" office:value="-0.99099999999999999" table:style-name="ce1">
            <text:p>-0.991</text:p>
          </table:table-cell>
          <table:table-cell office:value-type="float" office:value="-1.2778" table:style-name="ce1">
            <text:p>-1.2778</text:p>
          </table:table-cell>
          <table:table-cell office:value-type="float" office:value="5.5399999999999998E-2" table:style-name="ce1">
            <text:p>0.0554</text:p>
          </table:table-cell>
          <table:table-cell office:value-type="float" office:value="0.26879999999999998" table:style-name="ce1">
            <text:p>0.2688</text:p>
          </table:table-cell>
          <table:table-cell office:value-type="float" office:value="0.29170000000000001" table:style-name="ce1">
            <text:p>0.2917</text:p>
          </table:table-cell>
          <table:table-cell office:value-type="float" office:value="-0.3125" table:style-name="ce1">
            <text:p>-0.3125</text:p>
          </table:table-cell>
          <table:table-cell office:value-type="float" office:value="0.12479999999999999" table:style-name="ce1">
            <text:p>0.1248</text:p>
          </table:table-cell>
          <table:table-cell office:value-type="float" office:value="-0.63790000000000002" table:style-name="ce1">
            <text:p>-0.6379</text:p>
          </table:table-cell>
          <table:table-cell office:value-type="float" office:value="-1.2388999999999999" table:style-name="ce1">
            <text:p>-1.2389</text:p>
          </table:table-cell>
          <table:table-cell office:value-type="float" office:value="-0.51290000000000002" table:style-name="ce1">
            <text:p>-0.5129</text:p>
          </table:table-cell>
          <table:table-cell office:value-type="float" office:value="-5.3199999999999997E-2" table:style-name="ce1">
            <text:p>-0.0532</text:p>
          </table:table-cell>
          <table:table-cell office:value-type="float" office:value="-0.13900000000000001" table:style-name="ce1">
            <text:p>-0.139</text:p>
          </table:table-cell>
          <table:table-cell office:value-type="float" office:value="-9.0499999999999997E-2" table:style-name="ce1">
            <text:p>-0.0905</text:p>
          </table:table-cell>
          <table:table-cell office:value-type="float" office:value="-0.19170000000000001" table:style-name="ce1">
            <text:p>-0.1917</text:p>
          </table:table-cell>
          <table:table-cell office:value-type="float" office:value="5.8400000000000001E-2" table:style-name="ce1">
            <text:p>0.0584</text:p>
          </table:table-cell>
          <table:table-cell office:value-type="float" office:value="-0.29380000000000001" table:style-name="ce1">
            <text:p>-0.2938</text:p>
          </table:table-cell>
          <table:table-cell office:value-type="float" office:value="-0.2863" table:style-name="ce1">
            <text:p>-0.2863</text:p>
          </table:table-cell>
          <table:table-cell office:value-type="float" office:value="-1.6435999999999999" table:style-name="ce1">
            <text:p>-1.6436</text:p>
          </table:table-cell>
          <table:table-cell office:value-type="float" office:value="-0.31359999999999999" table:style-name="ce1">
            <text:p>-0.3136</text:p>
          </table:table-cell>
          <table:table-cell office:value-type="float" office:value="-0.34689999999999999" table:style-name="ce1">
            <text:p>-0.3469</text:p>
          </table:table-cell>
          <table:table-cell office:value-type="float" office:value="-0.28139999999999998" table:style-name="ce1">
            <text:p>-0.2814</text:p>
          </table:table-cell>
          <table:table-cell office:value-type="float" office:value="-0.79990000000000006" table:style-name="ce1">
            <text:p>-0.7999</text:p>
          </table:table-cell>
          <table:table-cell office:value-type="float" office:value="-0.28849999999999998" table:style-name="ce1">
            <text:p>-0.2885</text:p>
          </table:table-cell>
          <table:table-cell office:value-type="float" office:value="-0.98089999999999999" table:style-name="ce1">
            <text:p>-0.9809</text:p>
          </table:table-cell>
          <table:table-cell office:value-type="float" office:value="-0.33239999999999997" table:style-name="ce1">
            <text:p>-0.3324</text:p>
          </table:table-cell>
          <table:table-cell office:value-type="float" office:value="1.478" table:style-name="ce1">
            <text:p>1.478</text:p>
          </table:table-cell>
          <table:table-cell office:value-type="float" office:value="0.15340000000000001" table:style-name="ce1">
            <text:p>0.1534</text:p>
          </table:table-cell>
          <table:table-cell office:value-type="float" office:value="-0.108" table:style-name="ce1">
            <text:p>-0.108</text:p>
          </table:table-cell>
          <table:table-cell office:value-type="float" office:value="-5.1700000000000003E-2" table:style-name="ce1">
            <text:p>-0.0517</text:p>
          </table:table-cell>
          <table:table-cell office:value-type="float" office:value="0.1067" table:style-name="ce1">
            <text:p>0.1067</text:p>
          </table:table-cell>
          <table:table-cell office:value-type="float" office:value="-4.2200000000000001E-2" table:style-name="ce1">
            <text:p>-0.0422</text:p>
          </table:table-cell>
          <table:table-cell office:value-type="float" office:value="0.98729999999999996" table:style-name="ce1">
            <text:p>0.9873</text:p>
          </table:table-cell>
          <table:table-cell office:value-type="float" office:value="1.3947000000000001" table:style-name="ce1">
            <text:p>1.39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09maozhiling</text:p>
          </table:table-cell>
          <table:table-cell office:value-type="float" office:value="2.1677360111586599E-3" table:style-name="ce2">
            <text:p>0.002167736</text:p>
          </table:table-cell>
          <table:table-cell office:value-type="float" office:value="0.202666007856519" table:style-name="ce2">
            <text:p>0.202666008</text:p>
          </table:table-cell>
          <table:table-cell office:value-type="float" office:value="6.2562530030148097E-2" table:style-name="ce2">
            <text:p>0.06256253</text:p>
          </table:table-cell>
          <table:table-cell office:value-type="float" office:value="6.1084819922130398E-2" table:style-name="ce2">
            <text:p>0.06108482</text:p>
          </table:table-cell>
          <table:table-cell office:value-type="float" office:value="1.27" table:style-name="ce2">
            <text:p>1.27</text:p>
          </table:table-cell>
          <table:table-cell office:value-type="float" office:value="-0.61950000000000005" table:style-name="ce1">
            <text:p>-0.6195</text:p>
          </table:table-cell>
          <table:table-cell office:value-type="float" office:value="-0.31859999999999999" table:style-name="ce1">
            <text:p>-0.3186</text:p>
          </table:table-cell>
          <table:table-cell office:value-type="float" office:value="0.35089999999999999" table:style-name="ce1">
            <text:p>0.3509</text:p>
          </table:table-cell>
          <table:table-cell office:value-type="float" office:value="0.63070000000000004" table:style-name="ce1">
            <text:p>0.6307</text:p>
          </table:table-cell>
          <table:table-cell office:value-type="float" office:value="-0.15609999999999999" table:style-name="ce1">
            <text:p>-0.1561</text:p>
          </table:table-cell>
          <table:table-cell office:value-type="float" office:value="0.39900000000000002" table:style-name="ce1">
            <text:p>0.399</text:p>
          </table:table-cell>
          <table:table-cell office:value-type="float" office:value="0.94679999999999997" table:style-name="ce1">
            <text:p>0.9468</text:p>
          </table:table-cell>
          <table:table-cell office:value-type="float" office:value="-0.86839999999999995" table:style-name="ce1">
            <text:p>-0.8684</text:p>
          </table:table-cell>
          <table:table-cell office:value-type="float" office:value="-2.3182999999999998" table:style-name="ce1">
            <text:p>-2.3183</text:p>
          </table:table-cell>
          <table:table-cell office:value-type="float" office:value="-0.57150000000000001" table:style-name="ce1">
            <text:p>-0.5715</text:p>
          </table:table-cell>
          <table:table-cell office:value-type="float" office:value="-0.17369999999999999" table:style-name="ce1">
            <text:p>-0.1737</text:p>
          </table:table-cell>
          <table:table-cell office:value-type="float" office:value="7.8399999999999997E-2" table:style-name="ce1">
            <text:p>0.0784</text:p>
          </table:table-cell>
          <table:table-cell office:value-type="float" office:value="-0.73470000000000002" table:style-name="ce1">
            <text:p>-0.7347</text:p>
          </table:table-cell>
          <table:table-cell office:value-type="float" office:value="-0.2379" table:style-name="ce1">
            <text:p>-0.2379</text:p>
          </table:table-cell>
          <table:table-cell office:value-type="float" office:value="-1.5271999999999999" table:style-name="ce1">
            <text:p>-1.5272</text:p>
          </table:table-cell>
          <table:table-cell office:value-type="float" office:value="-1.0797000000000001" table:style-name="ce1">
            <text:p>-1.0797</text:p>
          </table:table-cell>
          <table:table-cell office:value-type="float" office:value="2E-3" table:style-name="ce1">
            <text:p>0.002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9.2999999999999992E-3" table:style-name="ce1">
            <text:p>0.0093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5.4000000000000003E-3" table:style-name="ce1">
            <text:p>0.0054</text:p>
          </table:table-cell>
          <table:table-cell office:value-type="float" office:value="-2.8264" table:style-name="ce1">
            <text:p>-2.8264</text:p>
          </table:table-cell>
          <table:table-cell office:value-type="float" office:value="-0.17849999999999999" table:style-name="ce1">
            <text:p>-0.1785</text:p>
          </table:table-cell>
          <table:table-cell office:value-type="float" office:value="-0.25790000000000002" table:style-name="ce1">
            <text:p>-0.2579</text:p>
          </table:table-cell>
          <table:table-cell office:value-type="float" office:value="-0.1867" table:style-name="ce1">
            <text:p>-0.1867</text:p>
          </table:table-cell>
          <table:table-cell office:value-type="float" office:value="-0.95109999999999995" table:style-name="ce1">
            <text:p>-0.9511</text:p>
          </table:table-cell>
          <table:table-cell office:value-type="float" office:value="-0.48780000000000001" table:style-name="ce1">
            <text:p>-0.4878</text:p>
          </table:table-cell>
          <table:table-cell office:value-type="float" office:value="-1.6880999999999999" table:style-name="ce1">
            <text:p>-1.6881</text:p>
          </table:table-cell>
          <table:table-cell office:value-type="float" office:value="-0.15179999999999999" table:style-name="ce1">
            <text:p>-0.1518</text:p>
          </table:table-cell>
          <table:table-cell office:value-type="float" office:value="2.4068999999999998" table:style-name="ce1">
            <text:p>2.4069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0.16950000000000001" table:style-name="ce1">
            <text:p>0.1695</text:p>
          </table:table-cell>
          <table:table-cell office:value-type="float" office:value="4.41E-2" table:style-name="ce1">
            <text:p>0.0441</text:p>
          </table:table-cell>
          <table:table-cell office:value-type="float" office:value="0.87709999999999999" table:style-name="ce1">
            <text:p>0.8771</text:p>
          </table:table-cell>
          <table:table-cell office:value-type="float" office:value="0.46560000000000001" table:style-name="ce1">
            <text:p>0.4656</text:p>
          </table:table-cell>
          <table:table-cell office:value-type="float" office:value="1.8962000000000001" table:style-name="ce1">
            <text:p>1.8962</text:p>
          </table:table-cell>
          <table:table-cell office:value-type="float" office:value="1.0190999999999999" table:style-name="ce1">
            <text:p>1.01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0liuzhichao</text:p>
          </table:table-cell>
          <table:table-cell office:value-type="float" office:value="1.4937030742038101E-3" table:style-name="ce2">
            <text:p>0.001493703</text:p>
          </table:table-cell>
          <table:table-cell office:value-type="float" office:value="0.186669233171152" table:style-name="ce2">
            <text:p>0.186669233</text:p>
          </table:table-cell>
          <table:table-cell office:value-type="float" office:value="6.4237049512603894E-2" table:style-name="ce2">
            <text:p>0.06423705</text:p>
          </table:table-cell>
          <table:table-cell office:value-type="float" office:value="6.6251935603067497E-2" table:style-name="ce2">
            <text:p>0.066251936</text:p>
          </table:table-cell>
          <table:table-cell office:value-type="float" office:value="1.367" table:style-name="ce2">
            <text:p>1.367</text:p>
          </table:table-cell>
          <table:table-cell office:value-type="float" office:value="4.9099999999999998E-2" table:style-name="ce1">
            <text:p>0.0491</text:p>
          </table:table-cell>
          <table:table-cell office:value-type="float" office:value="-0.218" table:style-name="ce1">
            <text:p>-0.218</text:p>
          </table:table-cell>
          <table:table-cell office:value-type="float" office:value="-1.6199999999999999E-2" table:style-name="ce1">
            <text:p>-0.0162</text:p>
          </table:table-cell>
          <table:table-cell office:value-type="float" office:value="0.36199999999999999" table:style-name="ce1">
            <text:p>0.362</text:p>
          </table:table-cell>
          <table:table-cell office:value-type="float" office:value="-0.39639999999999997" table:style-name="ce1">
            <text:p>-0.3964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0.64049999999999996" table:style-name="ce1">
            <text:p>0.6405</text:p>
          </table:table-cell>
          <table:table-cell office:value-type="float" office:value="-0.4249" table:style-name="ce1">
            <text:p>-0.4249</text:p>
          </table:table-cell>
          <table:table-cell office:value-type="float" office:value="-1.4650000000000001" table:style-name="ce1">
            <text:p>-1.465</text:p>
          </table:table-cell>
          <table:table-cell office:value-type="float" office:value="-0.31469999999999998" table:style-name="ce1">
            <text:p>-0.3147</text:p>
          </table:table-cell>
          <table:table-cell office:value-type="float" office:value="-4.8099999999999997E-2" table:style-name="ce1">
            <text:p>-0.0481</text:p>
          </table:table-cell>
          <table:table-cell office:value-type="float" office:value="0.24" table:style-name="ce1">
            <text:p>0.24</text:p>
          </table:table-cell>
          <table:table-cell office:value-type="float" office:value="-0.47789999999999999" table:style-name="ce1">
            <text:p>-0.4779</text:p>
          </table:table-cell>
          <table:table-cell office:value-type="float" office:value="0.13320000000000001" table:style-name="ce1">
            <text:p>0.1332</text:p>
          </table:table-cell>
          <table:table-cell office:value-type="float" office:value="-0.68300000000000005" table:style-name="ce1">
            <text:p>-0.683</text:p>
          </table:table-cell>
          <table:table-cell office:value-type="float" office:value="-1.2942" table:style-name="ce1">
            <text:p>-1.2942</text:p>
          </table:table-cell>
          <table:table-cell office:value-type="float" office:value="-0.46479999999999999" table:style-name="ce1">
            <text:p>-0.4648</text:p>
          </table:table-cell>
          <table:table-cell office:value-type="float" office:value="-2.7300000000000001E-2" table:style-name="ce1">
            <text:p>-0.0273</text:p>
          </table:table-cell>
          <table:table-cell office:value-type="float" office:value="-0.24879999999999999" table:style-name="ce1">
            <text:p>-0.2488</text:p>
          </table:table-cell>
          <table:table-cell office:value-type="float" office:value="-0.13789999999999999" table:style-name="ce1">
            <text:p>-0.1379</text:p>
          </table:table-cell>
          <table:table-cell office:value-type="float" office:value="-2.23E-2" table:style-name="ce1">
            <text:p>-0.0223</text:p>
          </table:table-cell>
          <table:table-cell office:value-type="float" office:value="0.1036" table:style-name="ce1">
            <text:p>0.1036</text:p>
          </table:table-cell>
          <table:table-cell office:value-type="float" office:value="-0.22900000000000001" table:style-name="ce1">
            <text:p>-0.229</text:p>
          </table:table-cell>
          <table:table-cell office:value-type="float" office:value="-0.40760000000000002" table:style-name="ce1">
            <text:p>-0.4076</text:p>
          </table:table-cell>
          <table:table-cell office:value-type="float" office:value="-1.4043000000000001" table:style-name="ce1">
            <text:p>-1.4043</text:p>
          </table:table-cell>
          <table:table-cell office:value-type="float" office:value="-0.37459999999999999" table:style-name="ce1">
            <text:p>-0.3746</text:p>
          </table:table-cell>
          <table:table-cell office:value-type="float" office:value="-0.32790000000000002" table:style-name="ce1">
            <text:p>-0.3279</text:p>
          </table:table-cell>
          <table:table-cell office:value-type="float" office:value="-0.3296" table:style-name="ce1">
            <text:p>-0.3296</text:p>
          </table:table-cell>
          <table:table-cell office:value-type="float" office:value="-0.68620000000000003" table:style-name="ce1">
            <text:p>-0.6862</text:p>
          </table:table-cell>
          <table:table-cell office:value-type="float" office:value="-0.28100000000000003" table:style-name="ce1">
            <text:p>-0.281</text:p>
          </table:table-cell>
          <table:table-cell office:value-type="float" office:value="-1.0004" table:style-name="ce1">
            <text:p>-1.0004</text:p>
          </table:table-cell>
          <table:table-cell office:value-type="float" office:value="0.41120000000000001" table:style-name="ce1">
            <text:p>0.4112</text:p>
          </table:table-cell>
          <table:table-cell office:value-type="float" office:value="1.7971999999999999" table:style-name="ce1">
            <text:p>1.7972</text:p>
          </table:table-cell>
          <table:table-cell office:value-type="float" office:value="0.40500000000000003" table:style-name="ce1">
            <text:p>0.405</text:p>
          </table:table-cell>
          <table:table-cell office:value-type="float" office:value="-0.11169999999999999" table:style-name="ce1">
            <text:p>-0.1117</text:p>
          </table:table-cell>
          <table:table-cell office:value-type="float" office:value="-0.16900000000000001" table:style-name="ce1">
            <text:p>-0.169</text:p>
          </table:table-cell>
          <table:table-cell office:value-type="float" office:value="0.64510000000000001" table:style-name="ce1">
            <text:p>0.6451</text:p>
          </table:table-cell>
          <table:table-cell office:value-type="float" office:value="-2.87E-2" table:style-name="ce1">
            <text:p>-0.0287</text:p>
          </table:table-cell>
          <table:table-cell office:value-type="float" office:value="0.99839999999999995" table:style-name="ce1">
            <text:p>0.9984</text:p>
          </table:table-cell>
          <table:table-cell office:value-type="float" office:value="1.6598999999999999" table:style-name="ce1">
            <text:p>1.65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11wangpengfei</text:p>
          </table:table-cell>
          <table:table-cell office:value-type="float" office:value="1.39118208833109E-3" table:style-name="ce2">
            <text:p>0.001391182</text:p>
          </table:table-cell>
          <table:table-cell office:value-type="float" office:value="0.17675945315393499" table:style-name="ce2">
            <text:p>0.176759453</text:p>
          </table:table-cell>
          <table:table-cell office:value-type="float" office:value="6.9551370839393306E-2" table:style-name="ce2">
            <text:p>0.069551371</text:p>
          </table:table-cell>
          <table:table-cell office:value-type="float" office:value="7.2975824412457702E-2" table:style-name="ce2">
            <text:p>0.072975824</text:p>
          </table:table-cell>
          <table:table-cell office:value-type="float" office:value="1.1559999999999999" table:style-name="ce2">
            <text:p>1.156</text:p>
          </table:table-cell>
          <table:table-cell office:value-type="float" office:value="0.99619999999999997" table:style-name="ce1">
            <text:p>0.9962</text:p>
          </table:table-cell>
          <table:table-cell office:value-type="float" office:value="0.40250000000000002" table:style-name="ce1">
            <text:p>0.4025</text:p>
          </table:table-cell>
          <table:table-cell office:value-type="float" office:value="0.49590000000000001" table:style-name="ce1">
            <text:p>0.4959</text:p>
          </table:table-cell>
          <table:table-cell office:value-type="float" office:value="0.3911" table:style-name="ce1">
            <text:p>0.3911</text:p>
          </table:table-cell>
          <table:table-cell office:value-type="float" office:value="-0.37890000000000001" table:style-name="ce1">
            <text:p>-0.3789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2.0792999999999999" table:style-name="ce1">
            <text:p>2.0793</text:p>
          </table:table-cell>
          <table:table-cell office:value-type="float" office:value="-0.42720000000000002" table:style-name="ce1">
            <text:p>-0.4272</text:p>
          </table:table-cell>
          <table:table-cell office:value-type="float" office:value="-0.29409999999999997" table:style-name="ce1">
            <text:p>-0.2941</text:p>
          </table:table-cell>
          <table:table-cell office:value-type="float" office:value="0.14979999999999999" table:style-name="ce1">
            <text:p>0.1498</text:p>
          </table:table-cell>
          <table:table-cell office:value-type="float" office:value="0.317" table:style-name="ce1">
            <text:p>0.317</text:p>
          </table:table-cell>
          <table:table-cell office:value-type="float" office:value="0.38190000000000002" table:style-name="ce1">
            <text:p>0.3819</text:p>
          </table:table-cell>
          <table:table-cell office:value-type="float" office:value="-0.51349999999999996" table:style-name="ce1">
            <text:p>-0.5135</text:p>
          </table:table-cell>
          <table:table-cell office:value-type="float" office:value="6.0600000000000001E-2" table:style-name="ce1">
            <text:p>0.0606</text:p>
          </table:table-cell>
          <table:table-cell office:value-type="float" office:value="-7.7100000000000002E-2" table:style-name="ce1">
            <text:p>-0.0771</text:p>
          </table:table-cell>
          <table:table-cell office:value-type="float" office:value="-0.66669999999999996" table:style-name="ce1">
            <text:p>-0.6667</text:p>
          </table:table-cell>
          <table:table-cell office:value-type="float" office:value="1.14E-2" table:style-name="ce1">
            <text:p>0.0114</text:p>
          </table:table-cell>
          <table:table-cell office:value-type="float" office:value="3.2800000000000003E-2" table:style-name="ce1">
            <text:p>0.0328</text:p>
          </table:table-cell>
          <table:table-cell office:value-type="float" office:value="-0.1139" table:style-name="ce1">
            <text:p>-0.1139</text:p>
          </table:table-cell>
          <table:table-cell office:value-type="float" office:value="-7.7999999999999996E-3" table:style-name="ce1">
            <text:p>-0.0078</text:p>
          </table:table-cell>
          <table:table-cell office:value-type="float" office:value="-0.39129999999999998" table:style-name="ce1">
            <text:p>-0.3913</text:p>
          </table:table-cell>
          <table:table-cell office:value-type="float" office:value="5.8299999999999998E-2" table:style-name="ce1">
            <text:p>0.0583</text:p>
          </table:table-cell>
          <table:table-cell office:value-type="float" office:value="-0.28070000000000001" table:style-name="ce1">
            <text:p>-0.2807</text:p>
          </table:table-cell>
          <table:table-cell office:value-type="float" office:value="-0.1971" table:style-name="ce1">
            <text:p>-0.1971</text:p>
          </table:table-cell>
          <table:table-cell office:value-type="float" office:value="-1.1052999999999999" table:style-name="ce1">
            <text:p>-1.1053</text:p>
          </table:table-cell>
          <table:table-cell office:value-type="float" office:value="-0.2457" table:style-name="ce1">
            <text:p>-0.2457</text:p>
          </table:table-cell>
          <table:table-cell office:value-type="float" office:value="-0.32129999999999997" table:style-name="ce1">
            <text:p>-0.3213</text:p>
          </table:table-cell>
          <table:table-cell office:value-type="float" office:value="-0.2671" table:style-name="ce1">
            <text:p>-0.2671</text:p>
          </table:table-cell>
          <table:table-cell office:value-type="float" office:value="-1.0055000000000001" table:style-name="ce1">
            <text:p>-1.0055</text:p>
          </table:table-cell>
          <table:table-cell office:value-type="float" office:value="-0.38829999999999998" table:style-name="ce1">
            <text:p>-0.3883</text:p>
          </table:table-cell>
          <table:table-cell office:value-type="float" office:value="-0.87390000000000001" table:style-name="ce1">
            <text:p>-0.8739</text:p>
          </table:table-cell>
          <table:table-cell office:value-type="float" office:value="0.1938" table:style-name="ce1">
            <text:p>0.1938</text:p>
          </table:table-cell>
          <table:table-cell office:value-type="float" office:value="0.63719999999999999" table:style-name="ce1">
            <text:p>0.6372</text:p>
          </table:table-cell>
          <table:table-cell office:value-type="float" office:value="-2.3E-2" table:style-name="ce1">
            <text:p>-0.023</text:p>
          </table:table-cell>
          <table:table-cell office:value-type="float" office:value="-0.318" table:style-name="ce1">
            <text:p>-0.318</text:p>
          </table:table-cell>
          <table:table-cell office:value-type="float" office:value="-0.2266" table:style-name="ce1">
            <text:p>-0.2266</text:p>
          </table:table-cell>
          <table:table-cell office:value-type="float" office:value="0.30070000000000002" table:style-name="ce1">
            <text:p>0.3007</text:p>
          </table:table-cell>
          <table:table-cell office:value-type="float" office:value="-8.5900000000000004E-2" table:style-name="ce1">
            <text:p>-0.0859</text:p>
          </table:table-cell>
          <table:table-cell office:value-type="float" office:value="0.60219999999999996" table:style-name="ce1">
            <text:p>0.6022</text:p>
          </table:table-cell>
          <table:table-cell office:value-type="float" office:value="0.78979999999999995" table:style-name="ce1">
            <text:p>0.7898</text:p>
          </table:table-cell>
          <table:table-cell table:number-columns-repeated="16338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Jia-Jie Mo</dc:creator>
    <meta:creation-date>2020-03-14T14:43:13Z</meta:creation-date>
    <dc:date>2020-05-28T13:23:24Z</dc:date>
    <meta:editing-cycles>2</meta:editing-cycles>
    <meta:editing-duration>PT557S</meta:editing-duration>
  </office:meta>
</office:document-meta>
</file>